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 style:list-style-name="L1">
      <style:text-properties fo:font-weight="normal" style:font-weight-asian="normal" style:font-weight-complex="normal"/>
    </style:style>
    <style:style style:name="P6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xturen:</text:p>
      <text:p text:style-name="P2">-Malen statt Modelieren...</text:p>
      <text:p text:style-name="P2">-Texturen 4-eckig Polygone 3-eckig → Problem</text:p>
      <text:p text:style-name="P2"><text:tab/>-TexturKoordinaten 0,0 bis 1,1 ← unabhängig von absoluter Größe</text:p>
      <text:p text:style-name="P2"><text:tab/>-Koodinaten größer als 1 → wieder von vorne</text:p>
      <text:p text:style-name="P2"><text:tab/>→ Koordinaten im Model angebe und Bildpunkte interpolieren</text:p>
      <text:p text:style-name="P2"><text:tab/>-Persektive verkackt</text:p>
      <text:p text:style-name="P2"><text:tab/>→ Interpolationswerte u und v</text:p>
      <text:p text:style-name="P2"><text:tab/><text:tab/>→ u = (u/z) / (1/z); v = (v/z) / (1/z)</text:p>
      <text:list xml:id="list5070929146666207664" text:style-name="L1">
        <text:list-item>
          <text:list>
            <text:list-item>
              <text:list>
                <text:list-item>
                  <text:p text:style-name="P5">1/z interpoliert z-wert</text:p>
                </text:list-item>
                <text:list-item>
                  <text:p text:style-name="P5"/>
                </text:list-item>
              </text:list>
            </text:list-item>
          </text:list>
        </text:list-item>
      </text:list>
      <text:p text:style-name="P1">Sampling:</text:p>
      <text:p text:style-name="P2"><text:tab/>Undersampling:</text:p>
      <text:p text:style-name="P2"><text:tab/><text:tab/>-Ein Texel(Texture Element) für viele Pixel</text:p>
      <text:p text:style-name="P2"><text:tab/>Oversampling:</text:p>
      <text:p text:style-name="P2"><text:tab/><text:tab/>-Viele Texel für ein Pixel</text:p>
      <text:p text:style-name="P2"><text:tab/><text:tab/><text:tab/>→ Mittelwert von Texeln</text:p>
      <text:p text:style-name="P1"><text:span text:style-name="T1"><text:tab/>-</text:span><text:span text:style-name="T2">Man kanns nich richtig machen :-(</text:span></text:p>
      <text:p text:style-name="P3"/>
      <text:p text:style-name="P3"><text:tab/>MIP Prinzip(multum in parvo):</text:p>
      <text:p text:style-name="P3"><text:tab/><text:tab/>-Viele verschiedene Texturen zur Auswahl → Alle in einer Textur gespeichert</text:p>
      <text:p text:style-name="P3"><text:tab/><text:tab/>-Linear interpoliert zwischen Texturen</text:p>
      <text:p text:style-name="P3"><text:tab/><text:tab/>-Pro Bildpunkt wird entschieden welche Textur → kann man auch Interpolieren auf <text:tab/><text:tab/>einem Objekt</text:p>
      <text:p text:style-name="P3"><text:tab/>Anisotrophe Filter:</text:p>
      <text:p text:style-name="P3"><text:tab/><text:tab/>-MIP mit Texturen für verschiedene Höhen und Breiten (wenn Verzerrt).</text:p>
      <text:p text:style-name="P4">Transparenz:</text:p>
      <text:p text:style-name="P3"><text:tab/>Wie in GDM → alpha*Textur + (1-alpha)*Pixel</text:p>
      <text:p text:style-name="P3"><text:tab/>-Von hinten nach vorne damit man Zielpixel schon hat → z-buffer ausstellen</text:p>
      <text:p text:style-name="P3"><text:tab/>→ Alles zeichnen ohne Transparenz → Z-Buffer abschalten → anderen shit maln</text:p>
      <text:p text:style-name="P3"/>
      <text:p text:style-name="P4">Nutzen:</text:p>
      <text:p text:style-name="P3"><text:tab/>-Einfärben</text:p>
      <text:p text:style-name="P3"><text:tab/>-Lichtgeschichten</text:p>
      <text:p text:style-name="P3"><text:tab/>-viele tolle sachen!</text:p>
      <text:p text:style-name="P3"><text:tab/>-Billboarding</text:p>
      <text:p text:style-name="P3"><text:tab/><text:tab/>-Flache Textur statt Geometrie</text:p>
      <text:p text:style-name="P3"/>
      <text:p text:style-name="P4">Bump Mapping:</text:p>
      <text:p text:style-name="P3"><text:tab/>-Gemalte Höheninformation in Textur</text:p>
      <text:p text:style-name="P3"><text:tab/>-Höheninformation auf Objekt drauf</text:p>
      <text:p text:style-name="P3"><text:tab/>-Textur beeinflusst Normalen bei Shading</text:p>
      <text:p text:style-name="P3"><text:tab/><text:tab/>-3 Punkte → 2 Vektoren → Kreuzprodukt → Normale</text:p>
      <text:p text:style-name="P4">Normal Mapping:</text:p>
      <text:p text:style-name="P3"><text:tab/>-normalenWerte auf Textus abgebildet</text:p>
      <text:p text:style-name="P3"><text:tab/>-Vektor (2r-1,2g-1,2b-1) → r nach x g nach y und b nach z</text:p>
      <text:p text:style-name="P3"><text:tab/>-“sollte hängen bleiben“</text:p>
      <text:p text:style-name="P4">Displacement Mapping:</text:p>
      <text:p text:style-name="P3"><text:tab/>-Wirklich geometrisch</text:p>
      <text:p text:style-name="P3"/>
      <text:p text:style-name="P4"><text:span text:style-name="T1"/></text:p>
      <text:p text:style-name="P3"/>
      <text:p text:style-name="P3"><text:soft-page-break/></text:p>
      <text:p text:style-name="P3"/>
      <text:p text:style-name="P4">Reflection Mapping:</text:p>
      <text:p text:style-name="P3"><text:tab/>-Textur sieht aus wie Umgebung</text:p>
      <text:p text:style-name="P3"/>
      <text:p text:style-name="P4">Light Maps:</text:p>
      <text:p text:style-name="P3"><text:tab/>-Darf sich licht nicht bewegen</text:p>
      <text:p text:style-name="P3"><text:tab/>-Für Taschenlampe AlphaTextur des Lichts</text:p>
      <text:p text:style-name="P3"/>
      <text:p text:style-name="P4">Shadow Map:</text:p>
      <text:p text:style-name="P3"><text:tab/>Von Licht aus schauen was man sieht → Licht</text:p>
      <text:p text:style-name="P3"><text:tab/>Von Kamera aus schauen was hinter von Lichts Sichts aus leuchtendem is → Schatten</text:p>
      <text:p text:style-name="P3"/>
      <text:p text:style-name="P4">Prozedurale Texturen:</text:p>
      <text:p text:style-name="P4"><text:span text:style-name="T1"><text:tab/>-Textursynthese</text:span></text:p>
      <text:p text:style-name="P4"><text:span text:style-name="T1"><text:tab/>-Sich wiederholendes Muster</text:span></text:p>
      <text:p text:style-name="P4"><text:span text:style-name="T1"><text:tab/>-Nicht unbedingt als Textur sondern als Funktion gespeichert(!!?!?!?!?!!?!?!!!)</text:span></text:p>
      <text:p text:style-name="P4"><text:span text:style-name="T1"><text:tab/>-Animierte Texturen</text:span></text:p>
      <text:p text:style-name="P4"><text:span text:style-name="T1"><text:tab/>-Wenig realistisc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9T12:26:21.16</meta:creation-date>
    <meta:generator>OpenOffice.org/3.4.1$Win32 OpenOffice.org_project/341m1$Build-9593</meta:generator>
    <dc:date>2013-12-03T12:35:43.77</dc:date>
    <meta:editing-duration>PT2H45M41S</meta:editing-duration>
    <meta:editing-cycles>38</meta:editing-cycles>
    <meta:document-statistic meta:table-count="0" meta:image-count="0" meta:object-count="0" meta:page-count="2" meta:paragraph-count="58" meta:word-count="281" meta:character-count="1983"/>
  </office:meta>
</office:document-meta>
</file>